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5-10-0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5-04-1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5-01-2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4-10-1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4-07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4-04-0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4-01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3-04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2-10-0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2-07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2-04-1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2-01-25 0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1-10-28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1-07-22 0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1-04-23 0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1-01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0-10-09 0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0-07-11 0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0-04-28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20-01-16 0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9-10-1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9-07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9-07-03 0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9-04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9-01-1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8-10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8-07-2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8-04-1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8-01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7-10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7-07-1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7-04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7-01-0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6-10-1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6-07-1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6-04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6-01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5-10-19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5-10-19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5-07-0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5-04-2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5-01-13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4-12-0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4-04-16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4-01-2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3-12-0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3-04-1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3-01-1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3-01-14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2-10-2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2-10-25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2-07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2-07-2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2-04-2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2-04-2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2-01-2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2-01-2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1-10-1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1-07-22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1-01-20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0-11-1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0-09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0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10-01-1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9-11-0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9-06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9-02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8-09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8-03-2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7-11-0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6-12-2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6-08-30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6-06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6-05-3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6-02-10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5-10-1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5-07-1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5-04-20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5-04-19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5-0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4-11-1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4-09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4-09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4-07-1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4-05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3-12-1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3-12-18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3-08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3-07-17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3-05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3-02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3-02-21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3-01-1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2-10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2-10-2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2-07-02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2-06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2-06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2-03-14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2-01-30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1-09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1-09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1-05-0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1-02-1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0-11-17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0-07-3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2000-07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9-11-1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9-07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9-03-08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8-12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8-10-27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8-08-12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8-05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8-03-09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7-12-08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7-10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7-10-1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956</text:p>
          </table:table-cell>
          <table:table-cell office:value-type="string" calcext:value-type="string">
            <text:p>02N/03W-35CDD</text:p>
          </table:table-cell>
          <table:table-cell office:value-type="string" calcext:value-type="string">
            <text:p>1997-08-0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2" meta:object-count="0"/>
    <meta:user-defined meta:name="AppVersion">3.0</meta:user-defined>
  </office:meta>
</office:document-meta>
</file>